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84cm" fo:min-width="4.334cm"/>
    </style:style>
    <style:style style:name="gr2" style:family="graphic" style:parent-style-name="standard">
      <style:graphic-properties draw:textarea-horizontal-align="justify" draw:textarea-vertical-align="middle" draw:auto-grow-height="false" fo:min-height="0.85cm" fo:min-width="0.6cm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objectwithoutfill">
      <style:graphic-properties draw:marker-end="Square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Arrow" draw:marker-end="Square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 draw:fill-color="#ffffff"/>
      <style:text-properties fo:color="#ce181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cm" svg:height="1.7cm" svg:x="11.1cm" svg:y="3.1cm">
          <text:p text:style-name="P1">Init Task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2.2cm" svg:height="2.2cm" svg:x="12.5cm" svg:y="6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3" draw:id="id3" draw:layer="layout" svg:width="5cm" svg:height="1.7cm" svg:x="6.001cm" svg:y="10.601cm">
          <text:p text:style-name="P1">csv2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cm" svg:height="1.7cm" svg:x="16.302cm" svg:y="10.602cm">
          <text:p text:style-name="P1">json2cs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cm" svg:height="1.7cm" svg:x="11.202cm" svg:y="14.902cm">
          <text:p text:style-name="P1">csv2x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5cm" svg:height="1.7cm" svg:x="11.201cm" svg:y="18.501cm">
          <text:p text:style-name="P1">End Taskl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3.6cm" svg:y1="4.8cm" svg:x2="13.6cm" svg:y2="6.4cm" draw:start-shape="id1" draw:start-glue-point="2" draw:end-shape="id2" draw:end-glue-point="4" svg:d="M13600 4800v1600" svg:viewBox="0 0 1 1601">
          <text:p/>
        </draw:connector>
        <draw:connector draw:style-name="gr3" draw:text-style-name="P1" draw:layer="layout" svg:x1="12.5cm" svg:y1="7.5cm" svg:x2="8.501cm" svg:y2="10.601cm" draw:start-shape="id2" draw:start-glue-point="5" draw:end-shape="id3" draw:end-glue-point="0" svg:d="M12500 7500h-3999v3101" svg:viewBox="0 0 4000 3102">
          <text:p/>
        </draw:connector>
        <draw:connector draw:style-name="gr3" draw:text-style-name="P1" draw:layer="layout" svg:x1="14.7cm" svg:y1="7.5cm" svg:x2="18.802cm" svg:y2="10.602cm" draw:start-shape="id2" draw:start-glue-point="7" draw:end-shape="id4" draw:end-glue-point="0" svg:d="M14700 7500h4102v3102" svg:viewBox="0 0 4103 3103">
          <text:p/>
        </draw:connector>
        <draw:connector draw:style-name="gr4" draw:text-style-name="P1" draw:layer="layout" svg:x1="8.501cm" svg:y1="12.301cm" svg:x2="13.702cm" svg:y2="14.902cm" draw:start-shape="id3" draw:start-glue-point="2" draw:end-shape="id5" draw:end-glue-point="0" svg:d="M8501 12301v1301h5201v1300" svg:viewBox="0 0 5202 2602">
          <text:p/>
        </draw:connector>
        <draw:connector draw:style-name="gr3" draw:text-style-name="P1" draw:layer="layout" svg:x1="18.802cm" svg:y1="12.302cm" svg:x2="13.702cm" svg:y2="14.902cm" draw:start-shape="id4" draw:start-glue-point="2" draw:end-shape="id5" draw:end-glue-point="0" svg:d="M18802 12302v1301h-5100v1299" svg:viewBox="0 0 5101 2601">
          <text:p/>
        </draw:connector>
        <draw:connector draw:style-name="gr3" draw:text-style-name="P1" draw:layer="layout" svg:x1="13.702cm" svg:y1="16.602cm" svg:x2="13.701cm" svg:y2="18.501cm" draw:start-shape="id5" draw:start-glue-point="2" draw:end-shape="id6" draw:end-glue-point="0" svg:d="M13702 16602v950h-1v949" svg:viewBox="0 0 2 1900">
          <text:p/>
        </draw:connector>
        <draw:line draw:style-name="gr5" draw:text-style-name="P2" draw:layer="layout" svg:x1="16.1cm" svg:y1="4cm" svg:x2="21.3cm" svg:y2="4cm">
          <text:p/>
        </draw:line>
        <draw:line draw:style-name="gr5" draw:text-style-name="P2" draw:layer="layout" svg:x1="11.1cm" svg:y1="4cm" svg:x2="5.9cm" svg:y2="4cm">
          <text:p/>
        </draw:line>
        <draw:frame draw:style-name="gr6" draw:text-style-name="P3" draw:layer="layout" svg:width="1.984cm" svg:height="0.962cm" svg:x="17.4cm" svg:y="3.1cm">
          <draw:text-box>
            <text:p><text:span text:style-name="T1">SKIP</text:span></text:p>
          </draw:text-box>
        </draw:frame>
        <draw:frame draw:style-name="gr6" draw:text-style-name="P3" draw:layer="layout" svg:width="3.258cm" svg:height="0.962cm" svg:x="7.4cm" svg:y="3cm">
          <draw:text-box>
            <text:p><text:span text:style-name="T1">NOFILES</text:span></text:p>
          </draw:text-box>
        </draw:frame>
        <draw:frame draw:style-name="gr6" draw:text-style-name="P3" draw:layer="layout" svg:width="4.49cm" svg:height="0.962cm" svg:x="14.2cm" svg:y="5.1cm">
          <draw:text-box>
            <text:p><text:span text:style-name="T1">COMPLETED</text:span></text:p>
          </draw:text-box>
        </draw:frame>
        <draw:frame draw:style-name="gr6" draw:text-style-name="P4" draw:layer="layout" svg:width="3.525cm" svg:height="0.962cm" svg:x="22.1cm" svg:y="3.4cm">
          <draw:text-box>
            <text:p><text:span text:style-name="T2">STOPPED</text:span></text:p>
          </draw:text-box>
        </draw:frame>
        <draw:frame draw:style-name="gr6" draw:text-style-name="P4" draw:layer="layout" svg:width="4.977cm" svg:height="0.962cm" svg:x="1.201cm" svg:y="3.1cm">
          <draw:text-box>
            <text:p><text:span text:style-name="T2">ABANDONNED</text:span></text:p>
          </draw:text-box>
        </draw:frame>
        <draw:line draw:style-name="gr7" draw:text-style-name="P2" draw:layer="layout" svg:x1="16.3cm" svg:y1="19.4cm" svg:x2="21.7cm" svg:y2="19.4cm">
          <text:p/>
        </draw:line>
        <draw:frame draw:style-name="gr6" draw:text-style-name="P4" draw:layer="layout" svg:width="4.287cm" svg:height="0.962cm" svg:x="22.101cm" svg:y="18.7cm">
          <draw:text-box>
            <text:p><text:span text:style-name="T2">RESTART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11T10:56:47.682872326</meta:creation-date>
    <dc:date>2021-04-11T11:07:57.652636816</dc:date>
    <meta:editing-duration>PT58S</meta:editing-duration>
    <meta:editing-cycles>1</meta:editing-cycles>
    <meta:document-statistic meta:object-count="21"/>
    <meta:generator>LibreOffice/6.0.7.3$Linux_X86_64 LibreOffice_project/00m0$Build-3</meta:generator>
  </office:meta>
</office:document-meta>
</file>